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41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compute" table:style-name="ta1">
        <table:shapes>
          <draw:frame draw:z-index="0" draw:style-name="gr1" draw:text-style-name="P1" svg:width="453.51pt" svg:height="255.09pt" svg:x="45.52pt" svg:y="371.76pt">
            <draw:object draw:notify-on-update-of-ranges="100m_compute.E4:100m_compute.E9 100m_compute.B2:100m_compute.B2 100m_compute.G4:100m_compute.G9 100m_compute.E14:100m_compute.E18 100m_compute.B12:100m_compute.B12 100m_compute.G14:100m_compute.G18 100m_compute.E22:100m_compute.E27 100m_compute.B20:100m_compute.B20 100m_compute.G22:100m_compute.G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950757" calcext:value-type="float">
            <text:p>0.950757</text:p>
          </table:table-cell>
          <table:table-cell office:value-type="float" office:value="7.70537" calcext:value-type="float">
            <text:p>7.705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9328" calcext:value-type="float">
            <text:p>0.949328</text:p>
          </table:table-cell>
          <table:table-cell office:value-type="float" office:value="7.70383" calcext:value-type="float">
            <text:p>7.703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9858" calcext:value-type="float">
            <text:p>0.949858</text:p>
          </table:table-cell>
          <table:table-cell office:value-type="float" office:value="7.71108" calcext:value-type="float">
            <text:p>7.711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4986" calcext:value-type="float">
            <text:p>0.94986</text:p>
          </table:table-cell>
          <table:table-cell office:value-type="float" office:value="7.73387" calcext:value-type="float">
            <text:p>7.733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48988" calcext:value-type="float">
            <text:p>0.948988</text:p>
          </table:table-cell>
          <table:table-cell office:value-type="float" office:value="7.76563" calcext:value-type="float">
            <text:p>7.765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94991" calcext:value-type="float">
            <text:p>0.94991</text:p>
          </table:table-cell>
          <table:table-cell office:value-type="float" office:value="7.95808" calcext:value-type="float">
            <text:p>7.9580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3.96627" calcext:value-type="float">
            <text:p>3.966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0713" calcext:value-type="float">
            <text:p>0.390713</text:p>
          </table:table-cell>
          <table:table-cell office:value-type="float" office:value="2.01796" calcext:value-type="float">
            <text:p>2.017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8155" calcext:value-type="float">
            <text:p>0.388155</text:p>
          </table:table-cell>
          <table:table-cell office:value-type="float" office:value="2.02105" calcext:value-type="float">
            <text:p>2.021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7624" calcext:value-type="float">
            <text:p>0.387624</text:p>
          </table:table-cell>
          <table:table-cell office:value-type="float" office:value="2.02699" calcext:value-type="float">
            <text:p>2.026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86265" calcext:value-type="float">
            <text:p>0.386265</text:p>
          </table:table-cell>
          <table:table-cell office:value-type="float" office:value="2.09578" calcext:value-type="float">
            <text:p>2.095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3.97586" calcext:value-type="float">
            <text:p>3.975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8913" calcext:value-type="float">
            <text:p>0.388913</text:p>
          </table:table-cell>
          <table:table-cell office:value-type="float" office:value="2.03709" calcext:value-type="float">
            <text:p>2.037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819" calcext:value-type="float">
            <text:p>0.390819</text:p>
          </table:table-cell>
          <table:table-cell office:value-type="float" office:value="2.01523" calcext:value-type="float">
            <text:p>2.015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7839" calcext:value-type="float">
            <text:p>0.387839</text:p>
          </table:table-cell>
          <table:table-cell office:value-type="float" office:value="2.01538" calcext:value-type="float">
            <text:p>2.01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8956" calcext:value-type="float">
            <text:p>0.38956</text:p>
          </table:table-cell>
          <table:table-cell office:value-type="float" office:value="2.02852" calcext:value-type="float">
            <text:p>2.028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386035" calcext:value-type="float">
            <text:p>0.386035</text:p>
          </table:table-cell>
          <table:table-cell office:value-type="float" office:value="2.11815" calcext:value-type="float">
            <text:p>2.11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23:50:24.581440835</dc:date>
    <meta:editing-duration>PT4M52S</meta:editing-duration>
    <meta:editing-cycles>1</meta:editing-cycles>
    <meta:document-statistic meta:table-count="1" meta:cell-count="146" meta:object-count="1"/>
    <meta:generator>LibreOffice/4.4.0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703cm" style:legend-expansion="high" chart:style-name="ch2"/>
        <chart:plot-area chart:style-name="ch3" table:cell-range-address="100m_compute.E4:100m_compute.E9 100m_compute.B2:100m_compute.B2 100m_compute.G4:100m_compute.G9 100m_compute.B12:100m_compute.B12 100m_compute.G14:100m_compute.G18 100m_compute.B20:100m_compute.B20 100m_compute.G22:100m_compute.G27" chart:data-source-has-labels="row" svg:x="0.32cm" svg:y="0.18cm" svg:width="10.497cm" svg:height="8.64cm">
          <chartooo:coordinate-region svg:x="1.061cm" svg:y="0.379cm" svg:width="9.3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m_compute.G4:100m_compute.G9" chart:label-cell-address="100m_compute.B2:100m_compute.B2" chart:class="chart:scatter">
            <chart:domain table:cell-range-address="100m_compute.E4:100m_compute.E9"/>
            <chart:data-point chart:repeated="6"/>
          </chart:series>
          <chart:series chart:style-name="ch8" chart:values-cell-range-address="100m_compute.G14:100m_compute.G18" chart:label-cell-address="100m_compute.B12:100m_compute.B12" chart:class="chart:scatter">
            <chart:domain table:cell-range-address="100m_compute.E14:100m_compute.E18"/>
            <chart:data-point chart:repeated="5"/>
          </chart:series>
          <chart:series chart:style-name="ch9" chart:values-cell-range-address="100m_compute.G22:100m_compute.G27" chart:label-cell-address="100m_compute.B20:100m_compute.B20" chart:class="chart:scatter">
            <chart:domain table:cell-range-address="100m_compute.E22:100m_compute.E2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12:100m_compute.B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20:100m_compute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9</svg:desc>
                </draw:g>
              </table:table-cell>
              <table:table-cell office:value-type="float" office:value="7.70537">
                <text:p>7.70537</text:p>
                <draw:g>
                  <svg:desc>100m_compute.G4:100m_compute.G9</svg:desc>
                </draw:g>
              </table:table-cell>
              <table:table-cell office:value-type="float" office:value="10000000">
                <text:p>10000000</text:p>
                <draw:g>
                  <svg:desc>100m_compute.E14:100m_compute.E18</svg:desc>
                </draw:g>
              </table:table-cell>
              <table:table-cell office:value-type="float" office:value="3.96627">
                <text:p>3.96627</text:p>
                <draw:g>
                  <svg:desc>100m_compute.G14:100m_compute.G18</svg:desc>
                </draw:g>
              </table:table-cell>
              <table:table-cell office:value-type="float" office:value="10000000">
                <text:p>10000000</text:p>
                <draw:g>
                  <svg:desc>100m_compute.E22:100m_compute.E27</svg:desc>
                </draw:g>
              </table:table-cell>
              <table:table-cell office:value-type="float" office:value="3.97586">
                <text:p>3.97586</text:p>
                <draw:g>
                  <svg:desc>100m_compute.G22:100m_compute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.70383">
                <text:p>7.70383</text:p>
              </table:table-cell>
              <table:table-cell office:value-type="float" office:value="100000">
                <text:p>100000</text:p>
              </table:table-cell>
              <table:table-cell office:value-type="float" office:value="2.01796">
                <text:p>2.01796</text:p>
              </table:table-cell>
              <table:table-cell office:value-type="float" office:value="100000">
                <text:p>100000</text:p>
              </table:table-cell>
              <table:table-cell office:value-type="float" office:value="2.03709">
                <text:p>2.03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.71108">
                <text:p>7.71108</text:p>
              </table:table-cell>
              <table:table-cell office:value-type="float" office:value="10000">
                <text:p>10000</text:p>
              </table:table-cell>
              <table:table-cell office:value-type="float" office:value="2.02105">
                <text:p>2.02105</text:p>
              </table:table-cell>
              <table:table-cell office:value-type="float" office:value="10000">
                <text:p>10000</text:p>
              </table:table-cell>
              <table:table-cell office:value-type="float" office:value="2.01523">
                <text:p>2.01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.73387">
                <text:p>7.73387</text:p>
              </table:table-cell>
              <table:table-cell office:value-type="float" office:value="1000">
                <text:p>1000</text:p>
              </table:table-cell>
              <table:table-cell office:value-type="float" office:value="2.02699">
                <text:p>2.02699</text:p>
              </table:table-cell>
              <table:table-cell office:value-type="float" office:value="1000">
                <text:p>1000</text:p>
              </table:table-cell>
              <table:table-cell office:value-type="float" office:value="2.01538">
                <text:p>2.0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7.76563">
                <text:p>7.76563</text:p>
              </table:table-cell>
              <table:table-cell office:value-type="float" office:value="100">
                <text:p>100</text:p>
              </table:table-cell>
              <table:table-cell office:value-type="float" office:value="2.09578">
                <text:p>2.09578</text:p>
              </table:table-cell>
              <table:table-cell office:value-type="float" office:value="100">
                <text:p>100</text:p>
              </table:table-cell>
              <table:table-cell office:value-type="float" office:value="2.02852">
                <text:p>2.02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95808">
                <text:p>7.9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1815">
                <text:p>2.11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